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1.2638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ODLAND" table:style-name="ta1">
        <table:table-column table:style-name="co1" table:default-cell-style-name="ce11"/>
        <table:table-column table:style-name="co1" table:number-columns-repeated="4" table:default-cell-style-name="ce12"/>
        <table:table-row table:style-name="ro1">
          <table:table-cell table:style-name="ce10" office:value-type="string" calcext:value-type="string">
            <text:p>Short Name</text:p>
          </table:table-cell>
          <table:table-cell table:style-name="ce10" office:value-type="string" calcext:value-type="string">
            <text:p>Collection</text:p>
          </table:table-cell>
          <table:table-cell table:style-name="ce10" office:value-type="string" calcext:value-type="string">
            <text:p>Keyword</text:p>
          </table:table-cell>
          <table:table-cell table:style-name="ce10" office:value-type="string" calcext:value-type="string">
            <text:p>Spatial Resolution</text:p>
          </table:table-cell>
          <table:table-cell table:style-name="ce10" office:value-type="string" calcext:value-type="string">
            <text:p>Temporal Resolution</text:p>
          </table:table-cell>
        </table:table-row>
        <table:table-row table:style-name="ro2">
          <table:table-cell office:value-type="string" calcext:value-type="string">
            <text:p><text:a xlink:href="https://lpdaac.usgs.gov/products/mcd12c1v006/" xlink:type="simple">MCD12C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Land Cover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Yearly</text:p>
          </table:table-cell>
        </table:table-row>
        <table:table-row table:style-name="ro2">
          <table:table-cell office:value-type="string" calcext:value-type="string">
            <text:p><text:a xlink:href="https://lpdaac.usgs.gov/products/mcd12q1v006/" xlink:type="simple">MCD12Q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Land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Yearly</text:p>
          </table:table-cell>
        </table:table-row>
        <table:table-row table:style-name="ro3">
          <table:table-cell office:value-type="string" calcext:value-type="string">
            <text:p><text:a xlink:href="https://lpdaac.usgs.gov/products/mcd12q2v006/" xlink:type="simple">MCD12Q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Phenology, Vegetation Indices (VI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Yearly</text:p>
          </table:table-cell>
        </table:table-row>
        <table:table-row table:style-name="ro4">
          <table:table-cell office:value-type="string" calcext:value-type="string">
            <text:p><text:a xlink:href="https://lpdaac.usgs.gov/products/mcd15a2hv006/" xlink:type="simple">MCD15A2H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Fraction of Photosynthetically Active Radiation (FPAR), Leaf Area Index (LAI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4">
          <table:table-cell office:value-type="string" calcext:value-type="string">
            <text:p><text:a xlink:href="https://lpdaac.usgs.gov/products/mcd15a2hv061/" xlink:type="simple">MCD15A2H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Fraction of Photosynthetically Active Radiation (FPAR), Leaf Area Index (LAI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4">
          <table:table-cell office:value-type="string" calcext:value-type="string">
            <text:p><text:a xlink:href="https://lpdaac.usgs.gov/products/mcd15a3hv061/" xlink:type="simple">MCD15A3H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Fraction of Photosynthetically Active Radiation (FPAR), Leaf Area Index (LAI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4">
          <table:table-cell office:value-type="string" calcext:value-type="string">
            <text:p><text:a xlink:href="https://lpdaac.usgs.gov/products/mcd15a3hv006/" xlink:type="simple">MCD15A3H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Fraction of Photosynthetically Active Radiation (FPAR), Leaf Area Index (LAI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cd18a1v006/" xlink:type="simple">MCD18A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Surface Radiance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&lt; 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18a1v061/" xlink:type="simple">MCD18A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Surface Radi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&lt; Daily</text:p>
          </table:table-cell>
        </table:table-row>
        <table:table-row table:style-name="ro5">
          <table:table-cell office:value-type="string" calcext:value-type="string">
            <text:p><text:a xlink:href="https://lpdaac.usgs.gov/products/mcd18a2v006/" xlink:type="simple">MCD18A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Photosynthetically Active Radiation (PAR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&lt; Daily</text:p>
          </table:table-cell>
        </table:table-row>
        <table:table-row table:style-name="ro5">
          <table:table-cell office:value-type="string" calcext:value-type="string">
            <text:p><text:a xlink:href="https://lpdaac.usgs.gov/products/mcd18a2v061/" xlink:type="simple">MCD18A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Photosynthetically Active Radiation (PAR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&lt; 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18c1v061/" xlink:type="simple">MCD18C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Surface Radiance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&lt; Daily</text:p>
          </table:table-cell>
        </table:table-row>
        <table:table-row table:style-name="ro5">
          <table:table-cell office:value-type="string" calcext:value-type="string">
            <text:p><text:a xlink:href="https://lpdaac.usgs.gov/products/mcd18c2v061/" xlink:type="simple">MCD18C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Photosynthetically Active Radiation (PAR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&lt; 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19a1v006/" xlink:type="simple">MCD19A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500, 1000 m</text:p>
          </table:table-cell>
          <table:table-cell office:value-type="string" calcext:value-type="string">
            <text:p>Daily</text:p>
          </table:table-cell>
        </table:table-row>
        <table:table-row table:style-name="ro3">
          <table:table-cell office:value-type="string" calcext:value-type="string">
            <text:p><text:a xlink:href="https://lpdaac.usgs.gov/products/mcd19a2v006/" xlink:type="simple">MCD19A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erosol Optical Depth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6">
          <table:table-cell office:value-type="string" calcext:value-type="string">
            <text:p><text:a xlink:href="https://lpdaac.usgs.gov/products/mcd19a3v006/" xlink:type="simple">MCD19A3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7">
          <table:table-cell office:value-type="string" calcext:value-type="string">
            <text:p><text:a xlink:href="https://lpdaac.usgs.gov/products/mcd43a1v006/" xlink:type="simple">MCD43A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a1v061/" xlink:type="simple">MCD43A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a2v006/" xlink:type="simple">MCD43A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a2v061/" xlink:type="simple">MCD43A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a3v006/" xlink:type="simple">MCD43A3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a3v061/" xlink:type="simple">MCD43A3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a4v006/" xlink:type="simple">MCD43A4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a4v061/" xlink:type="simple">MCD43A4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c1v006/" xlink:type="simple">MCD43C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c1v061/" xlink:type="simple">MCD43C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c2v006/" xlink:type="simple">MCD43C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c2v061/" xlink:type="simple">MCD43C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c3v006/" xlink:type="simple">MCD43C3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c3v061/" xlink:type="simple">MCD43C3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8">
          <table:table-cell office:value-type="string" calcext:value-type="string">
            <text:p><text:a xlink:href="https://lpdaac.usgs.gov/products/mcd43c4v006/" xlink:type="simple">MCD43C4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Surface Reflectance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8">
          <table:table-cell office:value-type="string" calcext:value-type="string">
            <text:p><text:a xlink:href="https://lpdaac.usgs.gov/products/mcd43c4v061/" xlink:type="simple">MCD43C4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Surface Reflectance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1v006/" xlink:type="simple">MCD43D0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1v061/" xlink:type="simple">MCD43D0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2v061/" xlink:type="simple">MCD43D0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2v006/" xlink:type="simple">MCD43D0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3v061/" xlink:type="simple">MCD43D03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3v006/" xlink:type="simple">MCD43D03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4v006/" xlink:type="simple">MCD43D04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4v061/" xlink:type="simple">MCD43D04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5v061/" xlink:type="simple">MCD43D05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5v006/" xlink:type="simple">MCD43D05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6v006/" xlink:type="simple">MCD43D06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6v061/" xlink:type="simple">MCD43D06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7v061/" xlink:type="simple">MCD43D07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7v006/" xlink:type="simple">MCD43D07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8v006/" xlink:type="simple">MCD43D08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8v061/" xlink:type="simple">MCD43D08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9v061/" xlink:type="simple">MCD43D09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9v006/" xlink:type="simple">MCD43D09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0v061/" xlink:type="simple">MCD43D10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0v006/" xlink:type="simple">MCD43D10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1v006/" xlink:type="simple">MCD43D1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1v061/" xlink:type="simple">MCD43D1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2v061/" xlink:type="simple">MCD43D1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2v006/" xlink:type="simple">MCD43D1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3v006/" xlink:type="simple">MCD43D13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3v061/" xlink:type="simple">MCD43D13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6">
          <table:table-cell office:value-type="string" calcext:value-type="string">
            <text:p><text:a xlink:href="https://lpdaac.usgs.gov/products/mcd43d14v061/" xlink:type="simple">MCD43D14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4v006/" xlink:type="simple">MCD43D14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5v006/" xlink:type="simple">MCD43D15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5v061/" xlink:type="simple">MCD43D15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6v006/" xlink:type="simple">MCD43D16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6v061/" xlink:type="simple">MCD43D16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7v006/" xlink:type="simple">MCD43D17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7v061/" xlink:type="simple">MCD43D17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8v006/" xlink:type="simple">MCD43D18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8v061/" xlink:type="simple">MCD43D18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9v006/" xlink:type="simple">MCD43D19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9v061/" xlink:type="simple">MCD43D19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0v061/" xlink:type="simple">MCD43D20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0v006/" xlink:type="simple">MCD43D20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1v061/" xlink:type="simple">MCD43D2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1v006/" xlink:type="simple">MCD43D2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2v061/" xlink:type="simple">MCD43D2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2v006/" xlink:type="simple">MCD43D2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3v006/" xlink:type="simple">MCD43D23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3v061/" xlink:type="simple">MCD43D23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4v006/" xlink:type="simple">MCD43D24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4v061/" xlink:type="simple">MCD43D24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5v006/" xlink:type="simple">MCD43D25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5v061/" xlink:type="simple">MCD43D25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6v006/" xlink:type="simple">MCD43D26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6v061/" xlink:type="simple">MCD43D26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7v006/" xlink:type="simple">MCD43D27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7v061/" xlink:type="simple">MCD43D27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8v006/" xlink:type="simple">MCD43D28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8v061/" xlink:type="simple">MCD43D28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9v006/" xlink:type="simple">MCD43D29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9v061/" xlink:type="simple">MCD43D29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30v061/" xlink:type="simple">MCD43D30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30v006/" xlink:type="simple">MCD43D30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1v006/" xlink:type="simple">MCD43D3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1v061/" xlink:type="simple">MCD43D3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2v006/" xlink:type="simple">MCD43D3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2v061/" xlink:type="simple">MCD43D3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3v061/" xlink:type="simple">MCD43D33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3v006/" xlink:type="simple">MCD43D33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4v006/" xlink:type="simple">MCD43D34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4v061/" xlink:type="simple">MCD43D34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5v006/" xlink:type="simple">MCD43D35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5v061/" xlink:type="simple">MCD43D35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6v061/" xlink:type="simple">MCD43D36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6v006/" xlink:type="simple">MCD43D36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7v006/" xlink:type="simple">MCD43D37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7v061/" xlink:type="simple">MCD43D37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8v006/" xlink:type="simple">MCD43D38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8v061/" xlink:type="simple">MCD43D38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9v006/" xlink:type="simple">MCD43D39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9v061/" xlink:type="simple">MCD43D39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40v006/" xlink:type="simple">MCD43D40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40v061/" xlink:type="simple">MCD43D40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41v061/" xlink:type="simple">MCD43D4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41v006/" xlink:type="simple">MCD43D4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2v006/" xlink:type="simple">MCD43D4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2v061/" xlink:type="simple">MCD43D4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3v061/" xlink:type="simple">MCD43D43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3v006/" xlink:type="simple">MCD43D43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4v006/" xlink:type="simple">MCD43D44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4v061/" xlink:type="simple">MCD43D44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5v006/" xlink:type="simple">MCD43D45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5v061/" xlink:type="simple">MCD43D45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6v061/" xlink:type="simple">MCD43D46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6v006/" xlink:type="simple">MCD43D46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7v006/" xlink:type="simple">MCD43D47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7v061/" xlink:type="simple">MCD43D47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8v006/" xlink:type="simple">MCD43D48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8v061/" xlink:type="simple">MCD43D48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9v061/" xlink:type="simple">MCD43D49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9v006/" xlink:type="simple">MCD43D49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0v006/" xlink:type="simple">MCD43D50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0v061/" xlink:type="simple">MCD43D50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1v061/" xlink:type="simple">MCD43D5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1v006/" xlink:type="simple">MCD43D5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2v061/" xlink:type="simple">MCD43D5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2v006/" xlink:type="simple">MCD43D5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3v061/" xlink:type="simple">MCD43D53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3v006/" xlink:type="simple">MCD43D53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4v006/" xlink:type="simple">MCD43D54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4v061/" xlink:type="simple">MCD43D54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5v006/" xlink:type="simple">MCD43D55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5v061/" xlink:type="simple">MCD43D55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6v061/" xlink:type="simple">MCD43D56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6v006/" xlink:type="simple">MCD43D56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7v006/" xlink:type="simple">MCD43D57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7v061/" xlink:type="simple">MCD43D57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8v061/" xlink:type="simple">MCD43D58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8v006/" xlink:type="simple">MCD43D58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9v006/" xlink:type="simple">MCD43D59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9v061/" xlink:type="simple">MCD43D59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60v061/" xlink:type="simple">MCD43D60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60v006/" xlink:type="simple">MCD43D60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61v006/" xlink:type="simple">MCD43D6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61v061/" xlink:type="simple">MCD43D6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2v061/" xlink:type="simple">MCD43D6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2v006/" xlink:type="simple">MCD43D6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3v061/" xlink:type="simple">MCD43D63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3v006/" xlink:type="simple">MCD43D63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4v006/" xlink:type="simple">MCD43D64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4v061/" xlink:type="simple">MCD43D64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5v061/" xlink:type="simple">MCD43D65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5v006/" xlink:type="simple">MCD43D65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3">
          <table:table-cell office:value-type="string" calcext:value-type="string">
            <text:p><text:a xlink:href="https://lpdaac.usgs.gov/products/mcd43d66v061/" xlink:type="simple">MCD43D66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6v006/" xlink:type="simple">MCD43D66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7v006/" xlink:type="simple">MCD43D67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7v061/" xlink:type="simple">MCD43D67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8v006/" xlink:type="simple">MCD43D68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8v061/" xlink:type="simple">MCD43D68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gfv006/" xlink:type="simple">MCD43GF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cd64a1v061/" xlink:type="simple">MCD64A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urned Area, Thermal Anomalies and Fire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cd64a1v006/" xlink:type="simple">MCD64A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urned Area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od09a1v061/" xlink:type="simple">MOD09A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09a1v006/" xlink:type="simple">MOD09A1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09cmgv006/" xlink:type="simple">MOD09CMG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od09cmgv061/" xlink:type="simple">MOD09CMG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od09gav006/" xlink:type="simple">MOD09GA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500, 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od09gav061/" xlink:type="simple">MOD09GA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500, 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od09gqv061/" xlink:type="simple">MOD09GQ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25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od09gqv006/" xlink:type="simple">MOD09GQ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25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od09q1v006/" xlink:type="simple">MOD09Q1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25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09q1v061/" xlink:type="simple">MOD09Q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25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11a1v006/" xlink:type="simple">MOD11A1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a1v061/" xlink:type="simple">MOD11A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a2v006/" xlink:type="simple">MOD11A2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11a2v061/" xlink:type="simple">MOD11A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11b1v006/" xlink:type="simple">MOD11B1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b1v061/" xlink:type="simple">MOD11B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b2v006/" xlink:type="simple">MOD11B2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11b2v061/" xlink:type="simple">MOD11B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11b3v061/" xlink:type="simple">MOD11B3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onth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b3v006/" xlink:type="simple">MOD11B3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onth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c1v006/" xlink:type="simple">MOD11C1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c1v061/" xlink:type="simple">MOD11C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c2v006/" xlink:type="simple">MOD11C2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11c2v061/" xlink:type="simple">MOD11C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11c3v006/" xlink:type="simple">MOD11C3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onth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c3v061/" xlink:type="simple">MOD11C3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onth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_l2v006/" xlink:type="simple">MOD11_L2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&lt; 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_l2v061/" xlink:type="simple">MOD11_L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&lt; Daily</text:p>
          </table:table-cell>
        </table:table-row>
        <table:table-row table:style-name="ro2">
          <table:table-cell office:value-type="string" calcext:value-type="string">
            <text:p><text:a xlink:href="https://lpdaac.usgs.gov/products/mod13a1v061/" xlink:type="simple">MOD13A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3a1v006/" xlink:type="simple">MOD13A1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3a2v006/" xlink:type="simple">MOD13A2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3a2v061/" xlink:type="simple">MOD13A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3a3v006/" xlink:type="simple">MOD13A3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od13a3v061/" xlink:type="simple">MOD13A3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od13c1v006/" xlink:type="simple">MOD13C1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3c1v061/" xlink:type="simple">MOD13C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3c2v006/" xlink:type="simple">MOD13C2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od13c2v061/" xlink:type="simple">MOD13C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od13q1v006/" xlink:type="simple">MOD13Q1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25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3q1v061/" xlink:type="simple">MOD13Q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250 m</text:p>
          </table:table-cell>
          <table:table-cell office:value-type="string" calcext:value-type="string">
            <text:p>Multi-Day</text:p>
          </table:table-cell>
        </table:table-row>
        <table:table-row table:style-name="ro3">
          <table:table-cell office:value-type="string" calcext:value-type="string">
            <text:p><text:a xlink:href="https://lpdaac.usgs.gov/products/mod14v006/" xlink:type="simple">MOD14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Thermal Anomalies and Fi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&lt; Daily</text:p>
          </table:table-cell>
        </table:table-row>
        <table:table-row table:style-name="ro3">
          <table:table-cell office:value-type="string" calcext:value-type="string">
            <text:p><text:a xlink:href="https://lpdaac.usgs.gov/products/mod14v061/" xlink:type="simple">MOD14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Thermal Anomalies and Fi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&lt; Daily</text:p>
          </table:table-cell>
        </table:table-row>
        <table:table-row table:style-name="ro3">
          <table:table-cell office:value-type="string" calcext:value-type="string">
            <text:p><text:a xlink:href="https://lpdaac.usgs.gov/products/mod14a1v006/" xlink:type="simple">MOD14A1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Thermal Anomalies and Fi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3">
          <table:table-cell office:value-type="string" calcext:value-type="string">
            <text:p><text:a xlink:href="https://lpdaac.usgs.gov/products/mod14a1v061/" xlink:type="simple">MOD14A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Thermal Anomalies and Fi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3">
          <table:table-cell office:value-type="string" calcext:value-type="string">
            <text:p><text:a xlink:href="https://lpdaac.usgs.gov/products/mod14a2v006/" xlink:type="simple">MOD14A2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Thermal Anomalies and Fi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3">
          <table:table-cell office:value-type="string" calcext:value-type="string">
            <text:p><text:a xlink:href="https://lpdaac.usgs.gov/products/mod14a2v061/" xlink:type="simple">MOD14A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Thermal Anomalies and Fi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4">
          <table:table-cell office:value-type="string" calcext:value-type="string">
            <text:p><text:a xlink:href="https://lpdaac.usgs.gov/products/mod15a2hv061/" xlink:type="simple">MOD15A2H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Fraction of Photosynthetically Active Radiation (FPAR), Leaf Area Index (LAI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4">
          <table:table-cell office:value-type="string" calcext:value-type="string">
            <text:p><text:a xlink:href="https://lpdaac.usgs.gov/products/mod15a2hv006/" xlink:type="simple">MOD15A2H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Fraction of Photosynthetically Active Radiation (FPAR), Leaf Area Index (LAI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6a2v061/" xlink:type="simple">MOD16A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vapotranspiration (ET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6a2v006/" xlink:type="simple">MOD16A2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vapotranspiration (ET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6a2gfv006/" xlink:type="simple">MOD16A2GF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vapotranspiration (ET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6a2gfv061/" xlink:type="simple">MOD16A2GF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vapotranspiration (ET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6a3v006/" xlink:type="simple">MOD16A3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vapotranspiration (ET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Yearly</text:p>
          </table:table-cell>
        </table:table-row>
        <table:table-row table:style-name="ro2">
          <table:table-cell office:value-type="string" calcext:value-type="string">
            <text:p><text:a xlink:href="https://lpdaac.usgs.gov/products/mod16a3gfv006/" xlink:type="simple">MOD16A3GF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vapotranspiration (ET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Yearly</text:p>
          </table:table-cell>
        </table:table-row>
        <table:table-row table:style-name="ro2">
          <table:table-cell office:value-type="string" calcext:value-type="string">
            <text:p><text:a xlink:href="https://lpdaac.usgs.gov/products/mod16a3gfv061/" xlink:type="simple">MOD16A3GF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vapotranspiration (ET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Yearly</text:p>
          </table:table-cell>
        </table:table-row>
        <table:table-row table:style-name="ro5">
          <table:table-cell office:value-type="string" calcext:value-type="string">
            <text:p><text:a xlink:href="https://lpdaac.usgs.gov/products/mod17a2hv006/" xlink:type="simple">MOD17A2H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Gross Primary Productivity (GPP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17a2hv061/" xlink:type="simple">MOD17A2H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Gross Primary Productivity (GPP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17a2hgfv061/" xlink:type="simple">MOD17A2HGF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Gross Primary Productivity (GPP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17a2hgfv006/" xlink:type="simple">MOD17A2HGF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Gross Primary Productivity (GPP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3">
          <table:table-cell office:value-type="string" calcext:value-type="string">
            <text:p><text:a xlink:href="https://lpdaac.usgs.gov/products/mod17a3hv006/" xlink:type="simple">MOD17A3H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Net Primary Productivity (NPP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Yearly</text:p>
          </table:table-cell>
        </table:table-row>
        <table:table-row table:style-name="ro3">
          <table:table-cell office:value-type="string" calcext:value-type="string">
            <text:p><text:a xlink:href="https://lpdaac.usgs.gov/products/mod17a3hgfv061/" xlink:type="simple">MOD17A3HGF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Net Primary Productivity (NPP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Yearly</text:p>
          </table:table-cell>
        </table:table-row>
        <table:table-row table:style-name="ro3">
          <table:table-cell office:value-type="string" calcext:value-type="string">
            <text:p><text:a xlink:href="https://lpdaac.usgs.gov/products/mod17a3hgfv006/" xlink:type="simple">MOD17A3HGF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Net Primary Productivity (NPP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Yearly</text:p>
          </table:table-cell>
        </table:table-row>
        <table:table-row table:style-name="ro5">
          <table:table-cell office:value-type="string" calcext:value-type="string">
            <text:p><text:a xlink:href="https://lpdaac.usgs.gov/products/mod21v006/" xlink:type="simple">MOD21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&lt; 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21v061/" xlink:type="simple">MOD2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&lt; 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21a1dv061/" xlink:type="simple">MOD21A1D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21a1dv006/" xlink:type="simple">MOD21A1D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21a1nv006/" xlink:type="simple">MOD21A1N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21a1nv061/" xlink:type="simple">MOD21A1N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21a2v061/" xlink:type="simple">MOD21A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21a2v006/" xlink:type="simple">MOD21A2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21c1v061/" xlink:type="simple">MOD21C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21c2v061/" xlink:type="simple">MOD21C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21c3v061/" xlink:type="simple">MOD21C3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od28c2v061/" xlink:type="simple">MOD28C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levation, Land Cover</text:p>
          </table:table-cell>
          <table:table-cell table:style-name="ce13"/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28c3v061/" xlink:type="simple">MOD28C3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levation, Land Cover</text:p>
          </table:table-cell>
          <table:table-cell table:style-name="ce13"/>
          <table:table-cell office:value-type="string" calcext:value-type="string">
            <text:p>Monthly</text:p>
          </table:table-cell>
        </table:table-row>
        <table:table-row table:style-name="ro3">
          <table:table-cell office:value-type="string" calcext:value-type="string">
            <text:p><text:a xlink:href="https://lpdaac.usgs.gov/products/mod44bv006/" xlink:type="simple">MOD44B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Continuous Fields (VCF)</text:p>
          </table:table-cell>
          <table:table-cell office:value-type="string" calcext:value-type="string">
            <text:p>250 m</text:p>
          </table:table-cell>
          <table:table-cell office:value-type="string" calcext:value-type="string">
            <text:p>Yearly</text:p>
          </table:table-cell>
        </table:table-row>
        <table:table-row table:style-name="ro1">
          <table:table-cell office:value-type="string" calcext:value-type="string">
            <text:p><text:a xlink:href="https://lpdaac.usgs.gov/products/mod44wv006/" xlink:type="simple">MOD44W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Land Cover</text:p>
          </table:table-cell>
          <table:table-cell office:value-type="string" calcext:value-type="string">
            <text:p>250 m</text:p>
          </table:table-cell>
          <table:table-cell office:value-type="string" calcext:value-type="string">
            <text:p>Yearly</text:p>
          </table:table-cell>
        </table:table-row>
        <table:table-row table:style-name="ro2">
          <table:table-cell office:value-type="string" calcext:value-type="string">
            <text:p><text:a xlink:href="https://lpdaac.usgs.gov/products/modocgav006/" xlink:type="simple">MODOCGA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odtbgav006/" xlink:type="simple">MODTBGA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Albedo, Land Surface Temperature (LST), 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yd09a1v061/" xlink:type="simple">MYD09A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09a1v006/" xlink:type="simple">MYD09A1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09cmgv006/" xlink:type="simple">MYD09CMG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yd09cmgv061/" xlink:type="simple">MYD09CMG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yd09gav061/" xlink:type="simple">MYD09GA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500, 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yd09gav006/" xlink:type="simple">MYD09GA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500, 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yd09gqv006/" xlink:type="simple">MYD09GQ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25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yd09gqv061/" xlink:type="simple">MYD09GQ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25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yd09q1v006/" xlink:type="simple">MYD09Q1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25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09q1v061/" xlink:type="simple">MYD09Q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25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11a1v006/" xlink:type="simple">MYD11A1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a1v061/" xlink:type="simple">MYD11A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a2v006/" xlink:type="simple">MYD11A2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11a2v061/" xlink:type="simple">MYD11A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11b1v006/" xlink:type="simple">MYD11B1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b1v061/" xlink:type="simple">MYD11B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b2v061/" xlink:type="simple">MYD11B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11b2v006/" xlink:type="simple">MYD11B2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11b3v061/" xlink:type="simple">MYD11B3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onth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b3v006/" xlink:type="simple">MYD11B3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onth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c1v006/" xlink:type="simple">MYD11C1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c1v061/" xlink:type="simple">MYD11C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c2v006/" xlink:type="simple">MYD11C2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11c2v061/" xlink:type="simple">MYD11C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11c3v061/" xlink:type="simple">MYD11C3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onth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c3v006/" xlink:type="simple">MYD11C3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onth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_l2v006/" xlink:type="simple">MYD11_L2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&lt; 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_l2v061/" xlink:type="simple">MYD11_L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&lt; Daily</text:p>
          </table:table-cell>
        </table:table-row>
        <table:table-row table:style-name="ro2">
          <table:table-cell office:value-type="string" calcext:value-type="string">
            <text:p><text:a xlink:href="https://lpdaac.usgs.gov/products/myd13a1v006/" xlink:type="simple">MYD13A1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3a1v061/" xlink:type="simple">MYD13A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3a2v061/" xlink:type="simple">MYD13A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3a2v006/" xlink:type="simple">MYD13A2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3a3v061/" xlink:type="simple">MYD13A3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yd13a3v006/" xlink:type="simple">MYD13A3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yd13c1v061/" xlink:type="simple">MYD13C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3c1v006/" xlink:type="simple">MYD13C1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3c2v061/" xlink:type="simple">MYD13C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yd13c2v006/" xlink:type="simple">MYD13C2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yd13q1v061/" xlink:type="simple">MYD13Q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25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3q1v006/" xlink:type="simple">MYD13Q1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250 m</text:p>
          </table:table-cell>
          <table:table-cell office:value-type="string" calcext:value-type="string">
            <text:p>Multi-Day</text:p>
          </table:table-cell>
        </table:table-row>
        <table:table-row table:style-name="ro3">
          <table:table-cell office:value-type="string" calcext:value-type="string">
            <text:p><text:a xlink:href="https://lpdaac.usgs.gov/products/myd14v006/" xlink:type="simple">MYD14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Thermal Anomalies and Fi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&lt; Daily</text:p>
          </table:table-cell>
        </table:table-row>
        <table:table-row table:style-name="ro3">
          <table:table-cell office:value-type="string" calcext:value-type="string">
            <text:p><text:a xlink:href="https://lpdaac.usgs.gov/products/myd14v061/" xlink:type="simple">MYD14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Thermal Anomalies and Fi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&lt; Daily</text:p>
          </table:table-cell>
        </table:table-row>
        <table:table-row table:style-name="ro3">
          <table:table-cell office:value-type="string" calcext:value-type="string">
            <text:p><text:a xlink:href="https://lpdaac.usgs.gov/products/myd14a1v006/" xlink:type="simple">MYD14A1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Thermal Anomalies and Fi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3">
          <table:table-cell office:value-type="string" calcext:value-type="string">
            <text:p><text:a xlink:href="https://lpdaac.usgs.gov/products/myd14a1v061/" xlink:type="simple">MYD14A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Thermal Anomalies and Fi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3">
          <table:table-cell office:value-type="string" calcext:value-type="string">
            <text:p><text:a xlink:href="https://lpdaac.usgs.gov/products/myd14a2v061/" xlink:type="simple">MYD14A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Thermal Anomalies and Fi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3">
          <table:table-cell office:value-type="string" calcext:value-type="string">
            <text:p><text:a xlink:href="https://lpdaac.usgs.gov/products/myd14a2v006/" xlink:type="simple">MYD14A2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Thermal Anomalies and Fi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4">
          <table:table-cell office:value-type="string" calcext:value-type="string">
            <text:p><text:a xlink:href="https://lpdaac.usgs.gov/products/myd15a2hv006/" xlink:type="simple">MYD15A2H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Fraction of Photosynthetically Active Radiation (FPAR), Leaf Area Index (LAI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4">
          <table:table-cell office:value-type="string" calcext:value-type="string">
            <text:p><text:a xlink:href="https://lpdaac.usgs.gov/products/myd15a2hv061/" xlink:type="simple">MYD15A2H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Fraction of Photosynthetically Active Radiation (FPAR), Leaf Area Index (LAI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6a2v006/" xlink:type="simple">MYD16A2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vapotranspiration (ET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6a2v061/" xlink:type="simple">MYD16A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vapotranspiration (ET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6a2gfv006/" xlink:type="simple">MYD16A2GF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vapotranspiration (ET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6a2gfv061/" xlink:type="simple">MYD16A2GF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vapotranspiration (ET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6a3v006/" xlink:type="simple">MYD16A3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vapotranspiration (ET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Yearly</text:p>
          </table:table-cell>
        </table:table-row>
        <table:table-row table:style-name="ro2">
          <table:table-cell office:value-type="string" calcext:value-type="string">
            <text:p><text:a xlink:href="https://lpdaac.usgs.gov/products/myd16a3gfv006/" xlink:type="simple">MYD16A3GF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vapotranspiration (ET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Yearly</text:p>
          </table:table-cell>
        </table:table-row>
        <table:table-row table:style-name="ro2">
          <table:table-cell office:value-type="string" calcext:value-type="string">
            <text:p><text:a xlink:href="https://lpdaac.usgs.gov/products/myd16a3gfv061/" xlink:type="simple">MYD16A3GF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vapotranspiration (ET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Yearly</text:p>
          </table:table-cell>
        </table:table-row>
        <table:table-row table:style-name="ro5">
          <table:table-cell office:value-type="string" calcext:value-type="string">
            <text:p><text:a xlink:href="https://lpdaac.usgs.gov/products/myd17a2hv006/" xlink:type="simple">MYD17A2H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Gross Primary Productivity (GPP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17a2hv061/" xlink:type="simple">MYD17A2H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Gross Primary Productivity (GPP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17a2hgfv006/" xlink:type="simple">MYD17A2HGF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Gross Primary Productivity (GPP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17a2hgfv061/" xlink:type="simple">MYD17A2HGF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Gross Primary Productivity (GPP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3">
          <table:table-cell office:value-type="string" calcext:value-type="string">
            <text:p><text:a xlink:href="https://lpdaac.usgs.gov/products/myd17a3hv006/" xlink:type="simple">MYD17A3H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Net Primary Productivity (NPP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Yearly</text:p>
          </table:table-cell>
        </table:table-row>
        <table:table-row table:style-name="ro3">
          <table:table-cell office:value-type="string" calcext:value-type="string">
            <text:p><text:a xlink:href="https://lpdaac.usgs.gov/products/myd17a3hgfv006/" xlink:type="simple">MYD17A3HGF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Net Primary Productivity (NPP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Yearly</text:p>
          </table:table-cell>
        </table:table-row>
        <table:table-row table:style-name="ro3">
          <table:table-cell office:value-type="string" calcext:value-type="string">
            <text:p><text:a xlink:href="https://lpdaac.usgs.gov/products/myd17a3hgfv061/" xlink:type="simple">MYD17A3HGF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Net Primary Productivity (NPP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Yearly</text:p>
          </table:table-cell>
        </table:table-row>
        <table:table-row table:style-name="ro5">
          <table:table-cell office:value-type="string" calcext:value-type="string">
            <text:p><text:a xlink:href="https://lpdaac.usgs.gov/products/myd21v006/" xlink:type="simple">MYD21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21v061/" xlink:type="simple">MYD2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&lt; 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21a1dv006/" xlink:type="simple">MYD21A1D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21a1dv061/" xlink:type="simple">MYD21A1D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21a1nv061/" xlink:type="simple">MYD21A1N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21a1nv006/" xlink:type="simple">MYD21A1N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21a2v006/" xlink:type="simple">MYD21A2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21a2v061/" xlink:type="simple">MYD21A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21c1v061/" xlink:type="simple">MYD21C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21c2v061/" xlink:type="simple">MYD21C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21c3v061/" xlink:type="simple">MYD21C3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yd28c2v061/" xlink:type="simple">MYD28C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levation, Land Cover</text:p>
          </table:table-cell>
          <table:table-cell table:style-name="ce13"/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28c3v061/" xlink:type="simple">MYD28C3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levation, Land Cover</text:p>
          </table:table-cell>
          <table:table-cell table:style-name="ce13"/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ydocgav006/" xlink:type="simple">MYDOCGA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ydtbgav006/" xlink:type="simple">MYDTBGA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Albedo, Land Surface Temperature (LST), 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</table:table>
      <table:table table:name="MODSNOW" table:style-name="ta1">
        <table:table-column table:style-name="co1" table:number-columns-repeated="2" table:default-cell-style-name="ce12"/>
        <table:table-column table:style-name="co1" table:default-cell-style-name="ce5"/>
        <table:table-column table:style-name="co1" table:number-columns-repeated="2" table:default-cell-style-name="ce12"/>
        <table:table-row table:style-name="ro1">
          <table:table-cell table:style-name="ce10" office:value-type="string" calcext:value-type="string">
            <text:p>Short Name</text:p>
          </table:table-cell>
          <table:table-cell table:style-name="ce10" office:value-type="string" calcext:value-type="string">
            <text:p>Collection</text:p>
          </table:table-cell>
          <table:table-cell table:style-name="ce10" office:value-type="string" calcext:value-type="string">
            <text:p>Keyword</text:p>
          </table:table-cell>
          <table:table-cell table:style-name="ce10" office:value-type="string" calcext:value-type="string">
            <text:p>Spatial Resolution</text:p>
          </table:table-cell>
          <table:table-cell table:style-name="ce10" office:value-type="string" calcext:value-type="string">
            <text:p>Temporal Resolution</text:p>
          </table:table-cell>
        </table:table-row>
        <table:table-row table:style-name="ro2">
          <table:table-cell office:value-type="string" calcext:value-type="string">
            <text:p>MOD10A1F.061</text:p>
          </table:table-cell>
          <table:table-cell office:value-type="string" calcext:value-type="string">
            <text:p><text:a xlink:href="https://nsidc.org/data/MOD10A1F/versions/61" xlink:type="simple">MODIS/Terra CGF Snow Cover Daily L3 Global 500m SIN Grid, Version 61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YD10A1F.061</text:p>
          </table:table-cell>
          <table:table-cell office:value-type="string" calcext:value-type="string">
            <text:p><text:a xlink:href="https://nsidc.org/data/MYD10A1F/versions/61" xlink:type="simple">MODIS/Aqua CGF Snow Cover Daily L3 Global 500m SIN Grid, Version 61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OD10A1F.061</text:p>
          </table:table-cell>
          <table:table-cell office:value-type="string" calcext:value-type="string">
            <text:p><text:a xlink:href="https://nsidc.org/data/MOD10A1F/versions/61" xlink:type="simple">MODIS/Terra CGF Snow Cover Daily L3 Global 500m SIN Grid, Version 61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YD10A1F.061</text:p>
          </table:table-cell>
          <table:table-cell office:value-type="string" calcext:value-type="string">
            <text:p><text:a xlink:href="https://nsidc.org/data/MYD10A1F/versions/61" xlink:type="simple">MODIS/Aqua CGF Snow Cover Daily L3 Global 500m SIN Grid, Version 61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OD10A1.061</text:p>
          </table:table-cell>
          <table:table-cell office:value-type="string" calcext:value-type="string">
            <text:p><text:a xlink:href="https://nsidc.org/data/MOD10A1/versions/61" xlink:type="simple">MODIS/Terra Snow Cover Daily L3 Global 500m SIN Grid, Version 61</text:a></text:p>
          </table:table-cell>
          <table:table-cell office:value-type="string" calcext:value-type="string">
            <text:p>Albedo, 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OD10A2.061</text:p>
          </table:table-cell>
          <table:table-cell office:value-type="string" calcext:value-type="string">
            <text:p><text:a xlink:href="https://nsidc.org/data/MOD10A2/versions/61" xlink:type="simple">MODIS/Terra Snow Cover 8-Day L3 Global 500m SIN Grid, Version 61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8 day</text:p>
          </table:table-cell>
        </table:table-row>
        <table:table-row table:style-name="ro2">
          <table:table-cell office:value-type="string" calcext:value-type="string">
            <text:p>MOD10C2.061</text:p>
          </table:table-cell>
          <table:table-cell office:value-type="string" calcext:value-type="string">
            <text:p><text:a xlink:href="https://nsidc.org/data/MOD10C2/versions/61" xlink:type="simple">MODIS/Terra Snow Cover 8-Day L3 Global 0.05Deg CMG, Version 61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8 day</text:p>
          </table:table-cell>
        </table:table-row>
        <table:table-row table:style-name="ro2">
          <table:table-cell office:value-type="string" calcext:value-type="string">
            <text:p>MOD10CM.061</text:p>
          </table:table-cell>
          <table:table-cell office:value-type="string" calcext:value-type="string">
            <text:p><text:a xlink:href="https://nsidc.org/data/MOD10CM/versions/61" xlink:type="simple">MODIS/Terra Snow Cover Monthly L3 Global 0.05Deg CMG, Version 61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1 month</text:p>
          </table:table-cell>
        </table:table-row>
        <table:table-row table:style-name="ro2">
          <table:table-cell office:value-type="string" calcext:value-type="string">
            <text:p>MOD10_L2.061</text:p>
          </table:table-cell>
          <table:table-cell office:value-type="string" calcext:value-type="string">
            <text:p><text:a xlink:href="https://nsidc.org/data/MOD10_L2/versions/61" xlink:type="simple">MODIS/Terra Snow Cover 5-Min L2 Swath 500m, Version 61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5 minute</text:p>
          </table:table-cell>
        </table:table-row>
        <table:table-row table:style-name="ro2">
          <table:table-cell office:value-type="string" calcext:value-type="string">
            <text:p>MYD10_L2.006</text:p>
          </table:table-cell>
          <table:table-cell office:value-type="string" calcext:value-type="string">
            <text:p><text:a xlink:href="https://nsidc.org/data/MYD10_L2/versions/6" xlink:type="simple">MODIS/Aqua Snow Cover 5-Min L2 Swath 500m, Version 6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5 minute</text:p>
          </table:table-cell>
        </table:table-row>
        <table:table-row table:style-name="ro2">
          <table:table-cell office:value-type="string" calcext:value-type="string">
            <text:p>MOD10_L2.006</text:p>
          </table:table-cell>
          <table:table-cell office:value-type="string" calcext:value-type="string">
            <text:p><text:a xlink:href="https://nsidc.org/data/MOD10_L2/versions/6" xlink:type="simple">MODIS/Terra Snow Cover 5-Min L2 Swath 500m, Version 6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5 minute</text:p>
          </table:table-cell>
        </table:table-row>
        <table:table-row table:style-name="ro2">
          <table:table-cell office:value-type="string" calcext:value-type="string">
            <text:p>MYD10A1.006</text:p>
          </table:table-cell>
          <table:table-cell office:value-type="string" calcext:value-type="string">
            <text:p><text:a xlink:href="https://nsidc.org/data/MYD10A1/versions/6" xlink:type="simple">MODIS/Aqua Snow Cover Daily L3 Global 500m SIN Grid, Version 6</text:a></text:p>
          </table:table-cell>
          <table:table-cell office:value-type="string" calcext:value-type="string">
            <text:p>Albedo, 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OD10A1.006</text:p>
          </table:table-cell>
          <table:table-cell office:value-type="string" calcext:value-type="string">
            <text:p><text:a xlink:href="https://nsidc.org/data/MOD10A1/versions/6" xlink:type="simple">MODIS/Terra Snow Cover Daily L3 Global 500m SIN Grid, Version 6</text:a></text:p>
          </table:table-cell>
          <table:table-cell office:value-type="string" calcext:value-type="string">
            <text:p>Albedo, 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YD10C1.006</text:p>
          </table:table-cell>
          <table:table-cell office:value-type="string" calcext:value-type="string">
            <text:p><text:a xlink:href="https://nsidc.org/data/MYD10C1/versions/6" xlink:type="simple">MODIS/Aqua Snow Cover Daily L3 Global 0.05Deg CMG, Version 6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OD10C1.006</text:p>
          </table:table-cell>
          <table:table-cell office:value-type="string" calcext:value-type="string">
            <text:p><text:a xlink:href="https://nsidc.org/data/MOD10C1/versions/6" xlink:type="simple">MODIS/Terra Snow Cover Daily L3 Global 0.05Deg CMG, Version 6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YD10A2.006</text:p>
          </table:table-cell>
          <table:table-cell office:value-type="string" calcext:value-type="string">
            <text:p><text:a xlink:href="https://nsidc.org/data/MYD10A2/versions/6" xlink:type="simple">MODIS/Aqua Snow Cover 8-Day L3 Global 500m SIN Grid, Version 6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8 day</text:p>
          </table:table-cell>
        </table:table-row>
        <table:table-row table:style-name="ro2">
          <table:table-cell office:value-type="string" calcext:value-type="string">
            <text:p>MOD10A2.006</text:p>
          </table:table-cell>
          <table:table-cell office:value-type="string" calcext:value-type="string">
            <text:p><text:a xlink:href="https://nsidc.org/data/MOD10A2/versions/6" xlink:type="simple">MODIS/Terra Snow Cover 8-Day L3 Global 500m SIN Grid, Version 6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8 day</text:p>
          </table:table-cell>
        </table:table-row>
        <table:table-row table:style-name="ro2">
          <table:table-cell office:value-type="string" calcext:value-type="string">
            <text:p>MYD10C2.006</text:p>
          </table:table-cell>
          <table:table-cell office:value-type="string" calcext:value-type="string">
            <text:p><text:a xlink:href="https://nsidc.org/data/MYD10C2/versions/6" xlink:type="simple">MODIS/Aqua Snow Cover 8-Day L3 Global 0.05Deg CMG, Version 6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8 day</text:p>
          </table:table-cell>
        </table:table-row>
        <table:table-row table:style-name="ro2">
          <table:table-cell office:value-type="string" calcext:value-type="string">
            <text:p>MOD10C2.006</text:p>
          </table:table-cell>
          <table:table-cell office:value-type="string" calcext:value-type="string">
            <text:p><text:a xlink:href="https://nsidc.org/data/MOD10C2/versions/6" xlink:type="simple">MODIS/Terra Snow Cover 8-Day L3 Global 0.05Deg CMG, Version 6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8 day</text:p>
          </table:table-cell>
        </table:table-row>
        <table:table-row table:style-name="ro2">
          <table:table-cell office:value-type="string" calcext:value-type="string">
            <text:p>MYD10CM.006</text:p>
          </table:table-cell>
          <table:table-cell office:value-type="string" calcext:value-type="string">
            <text:p><text:a xlink:href="https://nsidc.org/data/MYD10CM/versions/6" xlink:type="simple">MODIS/Aqua Snow Cover Monthly L3 Global 0.05Deg CMG, Version 6</text:a></text:p>
          </table:table-cell>
          <table:table-cell table:style-name="ce12" office:value-type="string" calcext:value-type="string">
            <text:p>Snow Extent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1 month</text:p>
          </table:table-cell>
        </table:table-row>
        <table:table-row table:style-name="ro2">
          <table:table-cell office:value-type="string" calcext:value-type="string">
            <text:p>MOD10CM.006</text:p>
          </table:table-cell>
          <table:table-cell office:value-type="string" calcext:value-type="string">
            <text:p><text:a xlink:href="https://nsidc.org/data/MOD10CM/versions/6" xlink:type="simple">MODIS/Terra Snow Cover Monthly L3 Global 0.05Deg CMG, Version 6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1 month</text:p>
          </table:table-cell>
        </table:table-row>
        <table:table-row table:style-name="ro3">
          <table:table-cell office:value-type="string" calcext:value-type="string">
            <text:p>MYD10_L2.005</text:p>
          </table:table-cell>
          <table:table-cell office:value-type="string" calcext:value-type="string">
            <text:p><text:a xlink:href="https://nsidc.org/data/MYD10_L2/versions/5" xlink:type="simple">MODIS/Aqua Snow Cover 5-Min L2 Swath 500m, Version 5</text:a></text:p>
          </table:table-cell>
          <table:table-cell table:style-name="ce12" office:value-type="string" calcext:value-type="string">
            <text:p>Fractional Snow Cover, 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5 minute</text:p>
          </table:table-cell>
        </table:table-row>
        <table:table-row table:style-name="ro3">
          <table:table-cell office:value-type="string" calcext:value-type="string">
            <text:p>MOD10_L2.005</text:p>
          </table:table-cell>
          <table:table-cell office:value-type="string" calcext:value-type="string">
            <text:p><text:a xlink:href="https://nsidc.org/data/MOD10_L2/versions/5" xlink:type="simple">MODIS/Terra Snow Cover 5-Min L2 Swath 500m, Version 5</text:a></text:p>
          </table:table-cell>
          <table:table-cell table:style-name="ce12" office:value-type="string" calcext:value-type="string">
            <text:p>Fractional Snow Cover, 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5 minute</text:p>
          </table:table-cell>
        </table:table-row>
        <table:table-row table:style-name="ro2">
          <table:table-cell office:value-type="string" calcext:value-type="string">
            <text:p>MYD10A1.005</text:p>
          </table:table-cell>
          <table:table-cell office:value-type="string" calcext:value-type="string">
            <text:p><text:a xlink:href="https://nsidc.org/data/MYD10A1/versions/5" xlink:type="simple">MODIS/Aqua Snow Cover Daily L3 Global 500m SIN Grid, Version 5</text:a></text:p>
          </table:table-cell>
          <table:table-cell office:value-type="string" calcext:value-type="string">
            <text:p>Albedo, 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OD10A1.005</text:p>
          </table:table-cell>
          <table:table-cell office:value-type="string" calcext:value-type="string">
            <text:p><text:a xlink:href="https://nsidc.org/data/MOD10A1/versions/5" xlink:type="simple">MODIS/Terra Snow Cover Daily L3 Global 500m SIN Grid, Version 5</text:a></text:p>
          </table:table-cell>
          <table:table-cell office:value-type="string" calcext:value-type="string">
            <text:p>Albedo, 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YD10C1.005</text:p>
          </table:table-cell>
          <table:table-cell office:value-type="string" calcext:value-type="string">
            <text:p><text:a xlink:href="https://nsidc.org/data/MYD10C1/versions/5" xlink:type="simple">MODIS/Aqua Snow Cover Daily L3 Global 0.05Deg CMG, Version 5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OD10C1.005</text:p>
          </table:table-cell>
          <table:table-cell office:value-type="string" calcext:value-type="string">
            <text:p><text:a xlink:href="https://nsidc.org/data/MOD10C1/versions/5" xlink:type="simple">MODIS/Terra Snow Cover Daily L3 Global 0.05Deg CMG, Version 5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YD10A2.005</text:p>
          </table:table-cell>
          <table:table-cell office:value-type="string" calcext:value-type="string">
            <text:p><text:a xlink:href="https://nsidc.org/data/MYD10A2/versions/5" xlink:type="simple">MODIS/Aqua Snow Cover 8-Day L3 Global 500m SIN Grid, Version 5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8 day</text:p>
          </table:table-cell>
        </table:table-row>
        <table:table-row table:style-name="ro2">
          <table:table-cell office:value-type="string" calcext:value-type="string">
            <text:p>MOD10A2.005</text:p>
          </table:table-cell>
          <table:table-cell office:value-type="string" calcext:value-type="string">
            <text:p><text:a xlink:href="https://nsidc.org/data/MOD10A2/versions/5" xlink:type="simple">MODIS/Terra Snow Cover 8-Day L3 Global 500m SIN Grid, Version 5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8 day</text:p>
          </table:table-cell>
        </table:table-row>
        <table:table-row table:style-name="ro2">
          <table:table-cell office:value-type="string" calcext:value-type="string">
            <text:p>MYD10C2.005</text:p>
          </table:table-cell>
          <table:table-cell office:value-type="string" calcext:value-type="string">
            <text:p><text:a xlink:href="https://nsidc.org/data/MYD10C2/versions/5" xlink:type="simple">MODIS/Aqua Snow Cover 8-Day L3 Global 0.05Deg CMG, Version 5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8 day</text:p>
          </table:table-cell>
        </table:table-row>
        <table:table-row table:style-name="ro2">
          <table:table-cell office:value-type="string" calcext:value-type="string">
            <text:p>MOD10C2.005</text:p>
          </table:table-cell>
          <table:table-cell office:value-type="string" calcext:value-type="string">
            <text:p><text:a xlink:href="https://nsidc.org/data/MOD10C2/versions/5" xlink:type="simple">MODIS/Terra Snow Cover 8-Day L3 Global 0.05Deg CMG, Version 5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8 day</text:p>
          </table:table-cell>
        </table:table-row>
        <table:table-row table:style-name="ro2">
          <table:table-cell office:value-type="string" calcext:value-type="string">
            <text:p>MYD10CM.005</text:p>
          </table:table-cell>
          <table:table-cell office:value-type="string" calcext:value-type="string">
            <text:p><text:a xlink:href="https://nsidc.org/data/MYD10CM/versions/5" xlink:type="simple">MODIS/Aqua Snow Cover Monthly L3 Global 0.05Deg CMG, Version 5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1 month</text:p>
          </table:table-cell>
        </table:table-row>
        <table:table-row table:style-name="ro2">
          <table:table-cell office:value-type="string" calcext:value-type="string">
            <text:p>MOD10CM.005</text:p>
          </table:table-cell>
          <table:table-cell office:value-type="string" calcext:value-type="string">
            <text:p><text:a xlink:href="https://nsidc.org/data/MOD10CM/versions/5" xlink:type="simple">MODIS/Terra Snow Cover Monthly L3 Global 0.05Deg CMG, Version 5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1 month</text:p>
          </table:table-cell>
        </table:table-row>
        <table:table-row table:style-name="ro3">
          <table:table-cell office:value-type="string" calcext:value-type="string">
            <text:p>MYD29.006</text:p>
          </table:table-cell>
          <table:table-cell office:value-type="string" calcext:value-type="string">
            <text:p><text:a xlink:href="https://nsidc.org/data/MYD29/versions/6" xlink:type="simple">MODIS/Aqua Sea Ice Extent 5-Min L2 Swath 1km, Version 6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5 minute</text:p>
          </table:table-cell>
        </table:table-row>
        <table:table-row table:style-name="ro3">
          <table:table-cell office:value-type="string" calcext:value-type="string">
            <text:p>MOD29.006</text:p>
          </table:table-cell>
          <table:table-cell office:value-type="string" calcext:value-type="string">
            <text:p><text:a xlink:href="https://nsidc.org/data/MOD29/versions/6" xlink:type="simple">MODIS/Terra Sea Ice Extent 5-Min L2 Swath 1km, Version 6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5 minute</text:p>
          </table:table-cell>
        </table:table-row>
        <table:table-row table:style-name="ro3">
          <table:table-cell office:value-type="string" calcext:value-type="string">
            <text:p>MYD29P1D.006</text:p>
          </table:table-cell>
          <table:table-cell office:value-type="string" calcext:value-type="string">
            <text:p><text:a xlink:href="https://nsidc.org/data/MYD29P1D/versions/6" xlink:type="simple">MODIS/Aqua Sea Ice Extent Daily L3 Global 1km EASE-Grid Day, Version 6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OD29P1D.006</text:p>
          </table:table-cell>
          <table:table-cell office:value-type="string" calcext:value-type="string">
            <text:p><text:a xlink:href="https://nsidc.org/data/MOD29P1D/versions/6" xlink:type="simple">MODIS/Terra Sea Ice Extent Daily L3 Global 1km EASE-Grid Day, Version 6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YD29P1N.006</text:p>
          </table:table-cell>
          <table:table-cell office:value-type="string" calcext:value-type="string">
            <text:p><text:a xlink:href="https://nsidc.org/data/MYD29P1N/versions/6" xlink:type="simple">MODIS/Aqua Sea Ice Extent Daily L3 Global 1km EASE-Grid Night, Version 6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OD29P1N.006</text:p>
          </table:table-cell>
          <table:table-cell office:value-type="string" calcext:value-type="string">
            <text:p><text:a xlink:href="https://nsidc.org/data/MOD29P1N/versions/6" xlink:type="simple">MODIS/Terra Sea Ice Extent Daily L3 Global 1km EASE-Grid Night, Version 6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YD29E1D.006</text:p>
          </table:table-cell>
          <table:table-cell office:value-type="string" calcext:value-type="string">
            <text:p><text:a xlink:href="https://nsidc.org/data/MYD29E1D/versions/6" xlink:type="simple">MODIS/Aqua Sea Ice Extent and IST Daily L3 Global 4km EASE-Grid Day, Version 6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4000 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OD29E1D.006</text:p>
          </table:table-cell>
          <table:table-cell office:value-type="string" calcext:value-type="string">
            <text:p><text:a xlink:href="https://nsidc.org/data/MOD29E1D/versions/6" xlink:type="simple">MODIS/Terra Sea Ice Extent and IST Daily L3 Global 4km EASE-Grid Day, Version 6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4000 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YD29.005</text:p>
          </table:table-cell>
          <table:table-cell office:value-type="string" calcext:value-type="string">
            <text:p><text:a xlink:href="https://nsidc.org/data/MYD29/versions/5" xlink:type="simple">MODIS/Aqua Sea Ice Extent 5-Min L2 Swath 1km, Version 5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5 minute</text:p>
          </table:table-cell>
        </table:table-row>
        <table:table-row table:style-name="ro3">
          <table:table-cell office:value-type="string" calcext:value-type="string">
            <text:p>MOD29.005</text:p>
          </table:table-cell>
          <table:table-cell office:value-type="string" calcext:value-type="string">
            <text:p><text:a xlink:href="https://nsidc.org/data/MOD29/versions/5" xlink:type="simple">MODIS/Terra Sea Ice Extent 5-Min L2 Swath 1km, Version 5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5 minute</text:p>
          </table:table-cell>
        </table:table-row>
        <table:table-row table:style-name="ro3">
          <table:table-cell office:value-type="string" calcext:value-type="string">
            <text:p>MYD29P1D.005</text:p>
          </table:table-cell>
          <table:table-cell office:value-type="string" calcext:value-type="string">
            <text:p><text:a xlink:href="https://nsidc.org/data/MYD29P1D/versions/5" xlink:type="simple">MODIS/Aqua Sea Ice Extent Daily L3 Global 1km EASE-Grid Day, Version 5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OD29P1D.005</text:p>
          </table:table-cell>
          <table:table-cell office:value-type="string" calcext:value-type="string">
            <text:p><text:a xlink:href="https://nsidc.org/data/MOD29P1D/versions/5" xlink:type="simple">MODIS/Terra Sea Ice Extent Daily L3 Global 1km EASE-Grid Day, Version 5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YD29P1N.005</text:p>
          </table:table-cell>
          <table:table-cell office:value-type="string" calcext:value-type="string">
            <text:p><text:a xlink:href="https://nsidc.org/data/MYD29P1N/versions/5" xlink:type="simple">MODIS/Aqua Sea Ice Extent Daily L3 Global 1km EASE-Grid Night, Version 5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OD29P1N.005</text:p>
          </table:table-cell>
          <table:table-cell office:value-type="string" calcext:value-type="string">
            <text:p><text:a xlink:href="https://nsidc.org/data/MOD29P1N/versions/5" xlink:type="simple">MODIS/Terra Sea Ice Extent Daily L3 Global 1km EASE-Grid Night, Version 5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YD29E1D.005</text:p>
          </table:table-cell>
          <table:table-cell office:value-type="string" calcext:value-type="string">
            <text:p><text:a xlink:href="https://nsidc.org/data/MYD29E1D/versions/5" xlink:type="simple">MODIS/Aqua Sea Ice Extent and IST Daily L3 Global 4km EASE-Grid Day, Version 5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4000 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OD29E1D.005</text:p>
          </table:table-cell>
          <table:table-cell office:value-type="string" calcext:value-type="string">
            <text:p><text:a xlink:href="https://nsidc.org/data/MOD29E1D/versions/5" xlink:type="simple">MODIS/Terra Sea Ice Extent and IST Daily L3 Global 4km EASE-Grid Day, Version 5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4000 m</text:p>
          </table:table-cell>
          <table:table-cell office:value-type="string" calcext:value-type="string">
            <text:p>1 da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12:58:51.084881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lorian Detsch</meta:initial-creator>
    <meta:creation-date>2021-10-01T13:23:24.797394287</meta:creation-date>
    <dc:date>2021-10-08T13:05:20.334889844</dc:date>
    <dc:creator>Florian Detsch</dc:creator>
    <meta:editing-duration>PT8M39S</meta:editing-duration>
    <meta:editing-cycles>5</meta:editing-cycles>
    <meta:generator>LibreOffice/6.4.7.2$Linux_X86_64 LibreOffice_project/40$Build-2</meta:generator>
    <meta:document-statistic meta:table-count="2" meta:cell-count="1886" meta:object-count="0"/>
  </office:meta>
</office:document-meta>
</file>